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Året 2078 var tänkt att bli ett vädligt bra år fär Jordens befolkning. Världfred hade uppnåts vid Berlinkongressen 2077,rumdutforksning hade tagit en rejäl vänding med landingar på mars och saturnus allting var frid och fröjd. <text:s/>Men så en dag hände det som inte kunde inträffa...Plötsligt exploderade alla jordens kärnkraftverk i ett svep och gjorde stora delar av jorden radioaktiv. En allians av Usa,Ryssland,Frankrike och England bestämde sig därför fur att fianisera en expedition för att söka sig efter ett nytt hem. Expedition satta fart den 10 aug 2079 och var planerat att komma fram den 10 aug 2101. </text:p>
      <text:p text:style-name="Standard"/>
      <text:p text:style-name="Standard">En ny experimental version av cryosleep var med på skeppet,den var tänkt att väcka alla när dom var framme. Men mitt i resan och utan en klar anledning väcktes vissa ur bessättningen. Dom få som vaknade började direkt att arbeta för att förhindra att fler vaknade men dom blev mystigt attackerade av nån...eller nånt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152" meta:character-count="928" meta:non-whitespace-character-count="776"/>
    <meta:generator>LibreOfficeDev/6.0.5.2$Linux_X86_64 LibreOffice_project/</meta:generator>
  </office:meta>
</office:document-meta>
</file>